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.014cm" svg:x="0cm" svg:y="0cm" presentation:class="title" presentation:user-transformed="true">
          <draw:text-box>
            <text:p text:style-name="P1"><text:span text:style-name="T1">Mów do mnie Panie,</text:span><text:span text:style-name="T1"><text:line-break/></text:span><text:span text:style-name="T1">chcę słyszeć Cię</text:span><text:span text:style-name="T1"><text:line-break/></text:span><text:span text:style-name="T1">przyjąć od Ciebie,</text:span><text:span text:style-name="T1"><text:line-break/></text:span><text:span text:style-name="T1">co masz dla mnie.</text:span><text:span text:style-name="T1"><text:line-break/></text:span><text:span text:style-name="T2">Nie chcę się chować</text:span><text:span text:style-name="T2"><text:line-break/></text:span><text:span text:style-name="T2">lecz w Tobie skryć</text:span><text:span text:style-name="T2"><text:line-break/></text:span><text:span text:style-name="T2">w cieniu Twym Panie chcę iść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Ref: Święty,</text:span><text:span text:style-name="T1"><text:line-break/></text:span><text:span text:style-name="T1">potężny jesteś </text:span><text:span text:style-name="T1">Panie nasz</text:span><text:span text:style-name="T1"><text:line-break/></text:span><text:span text:style-name="T2">przed Tobą dziś możemy stać</text:span><text:span text:style-name="T2"><text:line-break/></text:span><text:span text:style-name="T2">dzięki łasce,</text:span><text:span text:style-name="T2"><text:line-break/></text:span><text:span text:style-name="T2">nie dzięki nam samy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2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2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5-21T18:54:57</meta:creation-date>
    <dc:creator>Rafał Talacha</dc:creator>
    <dc:date>2009-01-27T09:34:33</dc:date>
    <dc:language>pl-PL</dc:language>
    <meta:editing-cycles>8</meta:editing-cycles>
    <meta:editing-duration>PT5M33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